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6699ff" draw:stroke="solid" draw:stroke-linejoin="miter" fo:margin="1.000000000000000pt" style:wrap="biggest" style:wrap-dynamic-threshold="0.000000000000000pt" svg:fill-rule="evenodd" svg:stroke-color="#000000" svg:stroke-opacity="1" svg:stroke-width="1.024699970000000pt"/>
    </style:style>
    <style:style style:name="gr3" style:family="graphic">
      <style:graphic-properties draw:fill="solid" draw:fill-color="#ffffff" draw:stroke="none" fo:margin="1.000000000000000pt" style:wrap="biggest" style:wrap-dynamic-threshold="0.000000000000000pt" svg:fill-rule="nonzero"/>
    </style:style>
    <style:style style:name="gr4" style:family="graphic">
      <style:graphic-properties draw:fill="solid" draw:fill-color="#ffffff"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1478"/>
        </draw:layer-set>
        <draw:g draw:style-name="gr1" draw:id="shape1" svg:y="-0.03558925482pt">
          <draw:rect draw:style-name="gr2" draw:id="shape2" draw:name="rect149" draw:layer="g1478" svg:width="850.39200000000pt" svg:height="595.27553600000pt" draw:transform="matrix(-0.16770076000 0.00000000000 0.00000000000 -0.16770076000 142.69730316950pt 99.91408186675pt)"/>
          <draw:g draw:style-name="gr1" draw:id="shape3" draw:name="g1385" svg:y="25.26622724176pt">
            <draw:g draw:style-name="gr1" draw:id="shape4" draw:name="g1370" svg:y="15.41532013328pt">
              <draw:path draw:style-name="gr3" draw:id="shape5" draw:name="path1288" draw:layer="g1478" svg:width="35.62339015111pt" svg:height="131.42614600305pt" draw:transform="matrix(0.09983494564 0.00000000000 0.00000000000 0.17255905102 65.02160181172pt 40.73732088787pt)" svg:viewBox="0 0 36 131" svg:d="M34.5077 0L0 0L0 131.426L35.6234 131.426L35.6234 123.246L13.1363 123.246L13.1363 64.0286L30.9273 64.0286L30.9273 55.8506L13.1363 55.8506L13.1363 7.75818L34.5077 7.75818Z" koffice:nodeTypes="ccccccccccccc"/>
              <draw:path draw:style-name="gr3" draw:id="shape6" draw:name="path1289" draw:layer="g1478" svg:width="38.75410460632pt" svg:height="131.42614600305pt" draw:transform="matrix(0.10333100338 0.00000000000 0.00000000000 0.17255905102 56.72175095541pt 40.73732088787pt)" svg:viewBox="0 0 39 131" svg:d="M25.6362 68.7515L12.1064 0.217953L0 0L0 131.426L12.7276 131.426L12.7276 50.3521L27.1923 131.426L38.7541 131.426L38.7541 4.55486e-14L25.6362 4.55486e-14Z" koffice:nodeTypes="ccccccccccc"/>
              <draw:path draw:style-name="gr3" draw:id="shape7" draw:name="path1290" draw:layer="g1478" svg:width="24.69455362667pt" svg:height="134.92181132444pt" draw:transform="matrix(0.16770076000 0.00000000000 0.00000000000 0.16770076000 48.29760624125pt 40.73732149427pt)" svg:viewBox="0 0 25 135" svg:d="M24.6946 4.54615e-14L16.6762 4.54615e-14L16.4092 119.172C16.3954 124.642 15.381 126.317 12.4053 126.274C9.31675 126.229 8.4517 124.728 8.4655 119.327L8.73248 0L0.357057 0L0 126.05C0 125.957 0.215046 134.922 12.4053 134.922C25.0824 134.922 24.3018 126.043 24.4276 126.199Z" koffice:nodeTypes="ccccccccccc"/>
              <draw:path draw:style-name="gr3" draw:id="shape8" draw:name="path1332" draw:layer="g1478" svg:width="24.16347744000pt" svg:height="135.01339583529pt" draw:transform="matrix(0.16770076000 0.00000000000 0.00000000000 0.16770076000 81.67783879651pt 40.64595812022pt)" svg:viewBox="0 0 24 135" svg:d="M24.1635 96.1938L16.0191 96.3102L16.1411 96.3238L16.2318 119.568C16.2182 125.019 15.2148 126.438 12.2712 126.395C9.21603 126.35 8.36033 124.853 8.37398 119.47L8.18453 14.4393C8.19818 8.98801 8.94872 8.57511 11.8923 8.61816C14.9474 8.66279 16.3097 8.90272 16.296 14.2855L16.0151 41.5237L24.141 41.4575L24.1635 8.84134C24.1635 8.9338 23.9508 0 11.8923 0C-0.647795 0 0.124422 8.84852 0 8.69308L0 126.172C0 126.079 0.212721 135.013 12.2712 135.013C24.8113 135.013 24.0391 126.165 24.1635 126.32Z" koffice:nodeTypes="cccccccccccccccccc"/>
              <draw:path draw:style-name="gr4" draw:id="shape9" draw:name="path1347" draw:layer="g1478" svg:width="24.75789066667pt" svg:height="135.51248545185pt" draw:transform="matrix(0.16770076000 0.00000000000 0.00000000000 0.16770076000 72.82417779277pt 40.64595812022pt)" svg:viewBox="0 0 25 136" svg:d="M10.3631 47.215C9.32219 43.5833 8.57304 39.8057 8.57466 36.0322L8.5836 14.5195C8.59742 9.03791 9.35713 8.62272 12.3367 8.666C15.4292 8.71089 16.8081 8.95214 16.7943 14.3648L16.5099 41.7542L24.7351 41.6877L24.7579 8.89043C24.7579 8.9834 24.5426 0 12.3367 0C-0.356702 0 0.334764 7.83403 0.299012 8.74134L0.225884 36.0418C0.216134 39.8538 0.987228 43.6699 2.04027 47.3384L14.4485 90.5474C15.0254 92.5568 16.8519 97.7867 16.8324 101.925L16.7463 119.928C16.7601 125.34 15.8038 126.802 12.7113 126.846C9.73171 126.89 8.53648 125.508 8.52266 120.025L8.61448 96.6525L0 96.6998L0 126.993C0.125943 126.837 -0.611025 135.512 12.0824 135.512C24.2882 135.512 24.5036 126.529 24.5036 126.622L24.5783 101.881C24.5897 98.0648 23.8446 94.2408 22.7916 90.5682Z" koffice:nodeTypes="ccccccccccccccccccccccccc"/>
              <draw:path draw:style-name="gr4" draw:id="shape10" draw:name="path1369" draw:layer="g1478" svg:width="24.88969602667pt" svg:height="135.67103179259pt" draw:transform="matrix(0.16770076000 0.00000000000 0.00000000000 0.16770076000 90.06837738144pt 40.70002484525pt)" svg:viewBox="0 0 25 136" svg:d="M12.4453 8.477C10.0786 8.477 8.173 10.8036 8.173 13.6931L8.173 121.978C8.173 124.867 10.0786 127.194 12.4453 127.194C14.8119 127.194 16.7167 124.867 16.7167 121.978L16.7167 13.6931C16.7167 10.8036 14.8119 8.477 12.4453 8.477ZM12.4444 0C5.55051 0 0 4.1591 0 9.3255L0 126.346C0 131.512 5.55051 135.671 12.4444 135.671C19.3392 135.671 24.8897 131.512 24.8897 126.346L24.8897 9.3255C24.8897 4.1591 19.3392 0 12.4444 0Z" koffice:nodeTypes="cccccccccccccc"/>
            </draw:g>
            <draw:g draw:style-name="gr1" draw:id="shape11" draw:name="g1377" svg:y="39.95559216609pt">
              <draw:rect draw:style-name="gr4" draw:id="shape12" draw:name="rect1265" draw:layer="g1478" svg:width="304.23459200000pt" svg:height="10.99643520000pt" draw:transform="matrix(0.16770076000 0.00000000000 0.00000000000 0.16770076000 45.32329507722pt 65.18623015303pt)"/>
              <draw:rect draw:style-name="gr4" draw:id="shape13" draw:name="rect1266" draw:layer="g1478" svg:width="340.88932800000pt" svg:height="10.99643520000pt" draw:transform="matrix(0.16770076000 0.00000000000 0.00000000000 0.16770076000 42.24977751000pt 69.33548504017pt)"/>
              <draw:rect draw:style-name="gr4" draw:id="shape14" draw:name="rect1267" draw:layer="g1478" svg:width="366.54763200000pt" svg:height="10.99643520000pt" draw:transform="matrix(0.16770076000 0.00000000000 0.00000000000 0.16770076000 40.09831628624pt 73.48474529372pt)"/>
            </draw:g>
            <draw:g draw:style-name="gr1" draw:id="shape15" draw:name="g1381" svg:y="0.00000000000pt">
              <draw:rect draw:style-name="gr4" draw:id="shape16" draw:name="rect1264" draw:layer="g1478" svg:width="304.23459200000pt" svg:height="10.99643520000pt" draw:transform="matrix(0.16770076000 0.00000000000 0.00000000000 0.16770076000 45.32329507722pt 37.52458009771pt)"/>
              <draw:path draw:style-name="gr4" draw:id="shape17" draw:name="path1269" draw:layer="g1478" svg:width="304.46858042632pt" svg:height="59.12957990400pt" draw:transform="matrix(0.16770076000 0.00000000000 0.00000000000 0.16770076000 45.32326556189pt 25.23063798694pt)" svg:viewBox="0 0 304 59" svg:d="M0 48.2136L0 59.1296L152.234 10.9159L304.469 59.1296L304.469 48.2136L152.234 0Z" koffice:nodeTypes="ccccccc"/>
              <draw:path draw:style-name="gr4" draw:id="shape18" draw:name="path1271" draw:layer="g1478" svg:width="224.91380825600pt" svg:height="37.34207274105pt" draw:transform="matrix(0.16770076000 0.00000000000 0.00000000000 0.16770076000 52.13339218458pt 28.91885728879pt)" svg:viewBox="0 0 225 37" svg:d="M0 37.2437L28.9544 37.2437L111.487 10.9004L193.984 37.0907L224.914 37.3421L111.487 0Z" koffice:nodeTypes="ccccccc"/>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4:34</dc:date>
    <meta:creation-date>2011-05-22T06:10:10</meta:creation-date>
    <dc:creator>Yue Liu</dc:creator>
  </office:meta>
</office:document-meta>
</file>